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normal" officeooo:rsid="0019c60a" officeooo:paragraph-rsid="0019c60a" style:font-weight-asian="normal" style:font-weight-complex="normal"/>
    </style:style>
    <style:style style:name="P2" style:family="paragraph" style:parent-style-name="Table_20_Contents">
      <style:text-properties fo:font-weight="normal" officeooo:rsid="0019c60a" officeooo:paragraph-rsid="002002d4" style:font-weight-asian="normal" style:font-weight-complex="normal"/>
    </style:style>
    <style:style style:name="P3" style:family="paragraph" style:parent-style-name="Table_20_Contents">
      <style:text-properties fo:font-weight="normal" officeooo:rsid="001d7668" officeooo:paragraph-rsid="001d7668" style:font-weight-asian="normal" style:font-weight-complex="normal"/>
    </style:style>
    <style:style style:name="P4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5" style:family="paragraph" style:parent-style-name="Table_20_Contents">
      <style:text-properties officeooo:paragraph-rsid="0016c4c3"/>
    </style:style>
    <style:style style:name="P6" style:family="paragraph" style:parent-style-name="Table_20_Contents" style:list-style-name="L1">
      <style:text-properties fo:font-weight="normal" officeooo:rsid="0019c60a" officeooo:paragraph-rsid="0019c60a" style:font-weight-asian="normal" style:font-weight-complex="normal"/>
    </style:style>
    <style:style style:name="P7" style:family="paragraph" style:parent-style-name="Table_20_Contents" style:list-style-name="L1">
      <style:text-properties officeooo:rsid="0019c60a" officeooo:paragraph-rsid="0019c6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60a" style:font-weight-asian="normal" style:font-weight-complex="normal"/>
    </style:style>
    <style:style style:name="T3" style:family="text">
      <style:text-properties fo:font-weight="normal" officeooo:rsid="001bec9d" style:font-weight-asian="normal" style:font-weight-complex="normal"/>
    </style:style>
    <style:style style:name="T4" style:family="text">
      <style:text-properties fo:font-weight="normal" officeooo:rsid="00202fad" style:font-weight-asian="normal" style:font-weight-complex="normal"/>
    </style:style>
    <style:style style:name="T5" style:family="text">
      <style:text-properties fo:font-weight="bold" officeooo:rsid="0016c4c3" style:font-weight-asian="bold" style:font-weight-complex="bold"/>
    </style:style>
    <style:style style:name="T6" style:family="text">
      <style:text-properties officeooo:rsid="002002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EST: <text:span text:style-name="T2">Pattern-flyving</text:span></text:p>
          </table:table-cell>
          <table:table-cell table:style-name="Table1.B1" office:value-type="string">
            <text:p text:style-name="P5"><text:span text:style-name="T5">DATO: </text:span><text:span text:style-name="T2">2</text:span><text:span text:style-name="T4">7</text:span><text:span text:style-name="T2">.0</text:span><text:span text:style-name="T4">3</text:span><text:span text:style-name="T2">.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4">BESKRIVELSE:</text:p>
            <text:p text:style-name="P1">Dronen skal dekke en område ved å fly et bestemt mønster (pattern). Ved hjelp av QGroundControl lages et oppdrag der dronen flyr frem og tilbake over et område slik at alt blir dekket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4">PROSEDYRE:</text:p>
            <text:list xml:id="list3712070914" text:style-name="L1">
              <text:list-item>
                <text:p text:style-name="P6">Lage oppdrag med pattern i QGroundControl</text:p>
              </text:list-item>
              <text:list-item>
                <text:p text:style-name="P7"><text:span text:style-name="T2">G</text:span><text:span text:style-name="T1">i dronen kommando om å følge oppdrag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4">SUKSESSKRITERIER:</text:p>
            <text:p text:style-name="P1">Flyr gjennom hele oppdraget og kommer tilbake til utgangspunktet.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4">RESULTAT:</text:p>
            <text:p text:style-name="P2">L<text:span text:style-name="T6">aget først et enkelt oppdrag med 4 waypoints. Klarte det uten problemer. Laget så et mer komplisert oppdrag der den dekket et område ved hjelp av 4 overflyvinger. Klarte også det uten problemer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4">­EVENTUELLE TILTAK:</text:p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4-07T15:36:29.613276802</dc:date>
    <meta:editing-duration>PT24M57S</meta:editing-duration>
    <meta:editing-cycles>8</meta:editing-cycles>
    <meta:generator>LibreOffice/6.3.5.2$Linux_X86_64 LibreOffice_project/30$Build-2</meta:generator>
    <meta:document-statistic meta:table-count="1" meta:image-count="0" meta:object-count="0" meta:page-count="1" meta:paragraph-count="12" meta:word-count="101" meta:character-count="628" meta:non-whitespace-character-count="542"/>
  </office:meta>
</office:document-meta>
</file>